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ntipur" svg:font-family="Kantipur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style:contextual-spacing="false"/>
      <style:text-properties style:font-name="PCS NEPALI" style:language-complex="ne" style:country-complex="NP"/>
    </style:style>
    <style:style style:name="P2" style:family="paragraph" style:parent-style-name="Normal">
      <style:paragraph-properties fo:margin-top="0in" fo:margin-bottom="0in" style:contextual-spacing="false"/>
      <style:text-properties style:font-name="Arial" style:language-complex="ne" style:country-complex="NP"/>
    </style:style>
    <style:style style:name="P3" style:family="paragraph" style:parent-style-name="Normal">
      <style:paragraph-properties fo:margin-top="0in" fo:margin-bottom="0in" style:contextual-spacing="false"/>
      <style:text-properties officeooo:paragraph-rsid="001afd17"/>
    </style:style>
    <style:style style:name="P4" style:family="paragraph" style:parent-style-name="Normal" style:master-page-name="MP0">
      <style:paragraph-properties fo:margin-top="0in" fo:margin-bottom="0in" style:contextual-spacing="false" style:page-number="auto" fo:break-before="page"/>
      <style:text-properties style:font-name="Arial" style:language-complex="ne" style:country-complex="NP"/>
    </style:style>
    <style:style style:name="P5" style:family="paragraph" style:parent-style-name="Normal">
      <style:paragraph-properties fo:margin-top="0in" fo:margin-bottom="0in" style:contextual-spacing="false"/>
      <style:text-properties style:font-name="Kantipur" fo:font-size="14pt" style:font-size-asian="14pt" style:font-size-complex="14pt" style:language-complex="ne" style:country-complex="NP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style:font-name="Arial" officeooo:rsid="001afd17" style:font-name-asian="Arial" style:language-complex="ne" style:country-complex="NP"/>
    </style:style>
    <style:style style:name="T3" style:family="text">
      <style:text-properties style:font-name="Arial" fo:font-size="14pt" officeooo:rsid="001afd17" style:font-name-asian="Arial" style:font-size-asian="14pt" style:font-size-complex="14pt" style:language-complex="ne" style:country-complex="NP"/>
    </style:style>
    <style:style style:name="T4" style:family="text">
      <style:text-properties fo:font-size="14pt" officeooo:rsid="001afd17" style:font-size-asian="14pt" style:font-size-complex="14pt" style:language-complex="ne" style:country-complex="NP"/>
    </style:style>
    <style:style style:name="T5" style:family="text">
      <style:text-properties style:font-name="Kantipur" fo:font-size="14pt" officeooo:rsid="001afd17" style:font-name-asian="Kantipur" style:font-size-asian="14pt" style:font-size-complex="14pt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5">~<text:tab/>!<text:tab/>@<text:tab/>#<text:tab/>$<text:tab/>%<text:tab/>^<text:tab/>&amp;<text:tab/>*<text:tab/>(<text:tab/>)<text:tab/>_<text:tab/>+<text:tab/></text:p>
      <text:p text:style-name="P5">`<text:tab/>1<text:tab/>2<text:tab/>3<text:tab/>4<text:tab/>5<text:tab/>6<text:tab/>7<text:tab/>8<text:tab/>9<text:tab/>0<text:tab/>-<text:tab/>=</text:p>
      <text:p text:style-name="P5"/>
      <text:p text:style-name="P5">Q<text:tab/>W<text:tab/>E<text:tab/>R<text:tab/>T<text:tab/>Y<text:tab/>U<text:tab/>I<text:tab/>O<text:tab/>P<text:tab/>{<text:tab/>}<text:tab/>|</text:p>
      <text:p text:style-name="P5">q<text:tab/>w<text:tab/>e<text:tab/>r<text:tab/>t<text:tab/>y<text:tab/>u<text:tab/>i<text:tab/>o<text:tab/>p<text:tab/>[<text:tab/>]<text:tab/>\</text:p>
      <text:p text:style-name="P5"/>
      <text:p text:style-name="P5">A<text:tab/>S<text:tab/>D<text:tab/>F<text:tab/>G<text:tab/>H<text:tab/>J<text:tab/>K<text:tab/>L<text:tab/>:<text:tab/>"</text:p>
      <text:p text:style-name="P5">a<text:tab/>s<text:tab/>d<text:tab/>f<text:tab/>g<text:tab/>h<text:tab/>j<text:tab/>k<text:tab/>l<text:tab/>;<text:tab/>'</text:p>
      <text:p text:style-name="P5"/>
      <text:p text:style-name="P5">Z<text:tab/>X<text:tab/>C<text:tab/>V<text:tab/>B<text:tab/>N<text:tab/>M<text:tab/>&lt;<text:tab/>&gt;<text:tab/>?</text:p>
      <text:p text:style-name="P5">z<text:tab/>x<text:tab/>c<text:tab/>v<text:tab/>b<text:tab/>n<text:tab/>m<text:tab/>,<text:tab/>.<text:tab/>/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Default_20_Paragraph_20_Font"><text:span text:style-name="T2">128</text:span></text:span></text:p>
          </table:table-cell>
          <table:table-cell table:style-name="Table1.A1" office:value-type="string">
            <text:p text:style-name="P3"><text:span text:style-name="Default_20_Paragraph_20_Font"><text:span text:style-name="T2">€</text:span></text:span></text:p>
          </table:table-cell>
          <table:table-cell table:style-name="Table1.C1" office:value-type="string">
            <text:p text:style-name="P3"><text:span text:style-name="Default_20_Paragraph_20_Font"><text:span text:style-name="T5">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2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ﾁ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ﾁ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‚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‚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ƒ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ƒ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„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„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ˆ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ˆ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ﾍ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ﾍ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ﾏ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ﾏ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ﾐ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ﾐ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‘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‘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’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’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“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”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”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14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–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—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—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˜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ﾝ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Ÿ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£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¤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¥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§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¨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©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ª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«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¬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­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®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¯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±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²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³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´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´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18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µ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¶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·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¸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»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¼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½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¿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Ô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21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×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×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ß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ß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ô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24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÷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þ</text:span></text:span></text:p>
          </table:table-cell>
        </table:table-row>
      </table:table>
      <text:p text:style-name="P3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Kantipur" svg:font-family="Kantipur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a</meta:initial-creator>
    <meta:creation-date>2013-11-14T09:43:00Z</meta:creation-date>
    <dc:date>2013-12-02T14:29:43.51</dc:date>
    <meta:editing-cycles>4</meta:editing-cycles>
    <meta:editing-duration>PT3H50M</meta:editing-duration>
    <meta:document-statistic meta:table-count="1" meta:image-count="0" meta:object-count="0" meta:page-count="5" meta:paragraph-count="389" meta:word-count="469" meta:character-count="816" meta:non-whitespace-character-count="727"/>
    <meta:template xlink:type="simple" xlink:actuate="onRequest" xlink:title="" xlink:href="Normal.dotm"/>
  </office:meta>
</office:document-meta>
</file>